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5cm" fo:min-width="1.51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6.75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458cm" fo:min-width="0.208cm"/>
    </style:style>
    <style:style style:name="gr5" style:family="graphic" style:parent-style-name="Obiekt_20_bez_20_wypełnienia_20_i_20_bez_20_linii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2.3cm" svg:height="0.6cm" svg:x="9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" draw:text-style-name="P2" draw:layer="layout" svg:width="17.216cm" svg:height="1.392cm" draw:transform="skewX (-0.0347320521146871) rotate (-0.161093889959078) translate (2.01919426822394cm 1.68191008762904cm)" svg:viewBox="0 0 17217 1393" svg:d="M0 152c8600-886 10344 2459 17217 744">
          <text:p/>
        </draw:path>
        <draw:path draw:style-name="gr2" draw:text-style-name="P2" draw:layer="layout" svg:width="17.216cm" svg:height="1.392cm" draw:transform="skewX (0.0347320521146871) rotate (0.161093889959077) translate (1.68699138406192cm 11.3104395499719cm)" svg:viewBox="0 0 17217 1393" svg:d="M17217 152c-8600-886-10344 2459-17217 744">
          <text:p/>
        </draw:path>
        <draw:custom-shape draw:style-name="gr3" draw:text-style-name="P3" draw:layer="layout" svg:width="0.3cm" svg:height="7cm" svg:x="10.1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1cm" svg:x="9.756cm" svg:y="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594cm" svg:height="0.53cm" svg:x="8.6cm" svg:y="7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56cm" svg:height="0.53cm" svg:x="17.3cm" svg:y="6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565cm" svg:height="0.53cm" svg:x="2.5cm" svg:y="6.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2.3cm" svg:height="0.6cm" svg:x="1.9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3cm" svg:height="0.6cm" svg:x="16.5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0.529cm" svg:height="0.47cm" svg:x="10.006cm" svg:y="2.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18:07:33.546792710</meta:creation-date>
    <dc:date>2020-01-10T18:19:37.049012378</dc:date>
    <meta:editing-duration>PT1M33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sub>
      <mi>v</mi>
      <mi>p</mi>
    </msub>
    <annotation encoding="StarMath 5.0">v_p</annotation>
  </semantics>
</math>
</file>

<file path=Object 2/content.xml><?xml version="1.0" encoding="utf-8"?>
<math xmlns="http://www.w3.org/1998/Math/MathML" display="block">
  <semantics>
    <msub>
      <mi>v</mi>
      <mi>e</mi>
    </msub>
    <annotation encoding="StarMath 5.0">v_e</annotation>
  </semantics>
</math>
</file>

<file path=Object 3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